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3cm" table:align="right"/>
    </style:style>
    <style:style style:name="Tabelle1.A" style:family="table-column">
      <style:table-column-properties style:column-width="0.926cm"/>
    </style:style>
    <style:style style:name="Tabelle1.B" style:family="table-column">
      <style:table-column-properties style:column-width="16.66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36b4" officeooo:paragraph-rsid="002036b4"/>
    </style:style>
    <style:style style:name="P2" style:family="paragraph" style:parent-style-name="Standard">
      <style:text-properties officeooo:rsid="002bf2e6" officeooo:paragraph-rsid="002bf2e6"/>
    </style:style>
    <style:style style:name="P3" style:family="paragraph" style:parent-style-name="Standard">
      <style:paragraph-properties fo:margin-left="0.741cm" fo:margin-right="0cm" fo:text-indent="0cm" style:auto-text-indent="false"/>
      <style:text-properties officeooo:rsid="002036b4" officeooo:paragraph-rsid="002036b4"/>
    </style:style>
    <style:style style:name="P4" style:family="paragraph" style:parent-style-name="Standard">
      <style:paragraph-properties fo:margin-left="0cm" fo:margin-right="0cm" fo:text-indent="0cm" style:auto-text-indent="false"/>
      <style:text-properties officeooo:rsid="002036b4" officeooo:paragraph-rsid="002036b4"/>
    </style:style>
    <style:style style:name="P5" style:family="paragraph" style:parent-style-name="Standard">
      <style:paragraph-properties fo:margin-left="0cm" fo:margin-right="0cm" fo:text-indent="0cm" style:auto-text-indent="false"/>
      <style:text-properties officeooo:rsid="002036b4" officeooo:paragraph-rsid="00213d75"/>
    </style:style>
    <style:style style:name="P6" style:family="paragraph" style:parent-style-name="Standard">
      <style:paragraph-properties fo:margin-left="0cm" fo:margin-right="0cm" fo:text-indent="0cm" style:auto-text-indent="false"/>
      <style:text-properties officeooo:rsid="00213d75" officeooo:paragraph-rsid="00213d75"/>
    </style:style>
    <style:style style:name="P7" style:family="paragraph" style:parent-style-name="Contents_20_3">
      <style:paragraph-properties fo:margin-left="0cm" fo:margin-right="0cm" fo:text-indent="0cm" style:auto-text-indent="false"/>
      <style:text-properties officeooo:rsid="0024a20f" officeooo:paragraph-rsid="0024a20f"/>
    </style:style>
    <style:style style:name="P8" style:family="paragraph" style:parent-style-name="Contents_20_3">
      <style:paragraph-properties fo:margin-left="0cm" fo:margin-right="0cm" fo:text-indent="0cm" style:auto-text-indent="false"/>
      <style:text-properties officeooo:rsid="00257fea" officeooo:paragraph-rsid="00257fea"/>
    </style:style>
    <style:style style:name="P9" style:family="paragraph" style:parent-style-name="Text_20_body">
      <style:text-properties officeooo:rsid="00222db8" officeooo:paragraph-rsid="00222db8"/>
    </style:style>
    <style:style style:name="P10" style:family="paragraph" style:parent-style-name="Text_20_body">
      <style:text-properties officeooo:rsid="0023b406" officeooo:paragraph-rsid="0023b406"/>
    </style:style>
    <style:style style:name="P11" style:family="paragraph" style:parent-style-name="Text_20_body">
      <style:text-properties officeooo:rsid="0024a20f" officeooo:paragraph-rsid="0024a20f"/>
    </style:style>
    <style:style style:name="P12" style:family="paragraph" style:parent-style-name="Text_20_body">
      <style:text-properties officeooo:rsid="002bf2e6" officeooo:paragraph-rsid="002bf2e6"/>
    </style:style>
    <style:style style:name="P13" style:family="paragraph" style:parent-style-name="Text_20_body">
      <style:text-properties style:font-name="Arial" officeooo:rsid="002c0fe4" officeooo:paragraph-rsid="002c0fe4"/>
    </style:style>
    <style:style style:name="P14" style:family="paragraph" style:parent-style-name="Preformatted_20_Text">
      <style:text-properties officeooo:rsid="001d9c23" officeooo:paragraph-rsid="001d9c23"/>
    </style:style>
    <style:style style:name="P15" style:family="paragraph" style:parent-style-name="Table_20_Contents">
      <style:text-properties officeooo:rsid="00213d75" officeooo:paragraph-rsid="00213d75"/>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2">
      <style:paragraph-properties>
        <style:tab-stops>
          <style:tab-stop style:position="11.033cm"/>
        </style:tab-stops>
      </style:paragraph-properties>
      <style:text-properties officeooo:rsid="001d9c23" officeooo:paragraph-rsid="001d9c23"/>
    </style:style>
    <style:style style:name="P19" style:family="paragraph" style:parent-style-name="Heading_20_2">
      <style:text-properties officeooo:rsid="002c0fe4" officeooo:paragraph-rsid="002c0fe4"/>
    </style:style>
    <style:style style:name="T1" style:family="text">
      <style:text-properties officeooo:rsid="001d9c23"/>
    </style:style>
    <style:style style:name="T2" style:family="text">
      <style:text-properties officeooo:rsid="00213d75"/>
    </style:style>
    <style:style style:name="T3" style:family="text">
      <style:text-properties officeooo:rsid="00222db8"/>
    </style:style>
    <style:style style:name="T4" style:family="text">
      <style:text-properties fo:font-weight="bold" style:font-weight-asian="bold" style:font-weight-complex="bold"/>
    </style:style>
    <style:style style:name="T5" style:family="text">
      <style:text-properties officeooo:rsid="0023b406"/>
    </style:style>
    <style:style style:name="T6" style:family="text">
      <style:text-properties officeooo:rsid="0024a20f"/>
    </style:style>
    <style:style style:name="T7" style:family="text">
      <style:text-properties officeooo:rsid="00257fea"/>
    </style:style>
    <style:style style:name="T8" style:family="text">
      <style:text-properties officeooo:rsid="0029c415"/>
    </style:style>
    <style:style style:name="T9" style:family="text">
      <style:text-properties officeooo:rsid="002b9042"/>
    </style:style>
    <style:style style:name="T10" style:family="text">
      <style:text-properties officeooo:rsid="002bf2e6"/>
    </style:style>
    <style:style style:name="T11" style:family="text">
      <style:text-properties officeooo:rsid="002da91a"/>
    </style:style>
    <style:style style:name="T12" style:family="text">
      <style:text-properties officeooo:rsid="002f7426"/>
    </style:style>
    <style:style style:name="T13" style:family="text">
      <style:text-properties officeooo:rsid="003103f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bookmark-start text:name="__RefHeading__106_1158073005"/>User-Guide<text:tab/>01/28/2013<text:bookmark-end text:name="__RefHeading__106_1158073005"/></text:h>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16"><text:a xlink:type="simple" xlink:href="#__RefHeading__106_1158073005" text:style-name="Index_20_Link" text:visited-style-name="Index_20_Link">User-Guide 01/28/2013<text:tab/>1</text:a></text:p>
          <text:p text:style-name="P16"><text:a xlink:type="simple" xlink:href="#__RefHeading__442_2094090670" text:style-name="Index_20_Link" text:visited-style-name="Index_20_Link">Foreword<text:tab/>1</text:a></text:p>
          <text:p text:style-name="P16"><text:a xlink:type="simple" xlink:href="#__RefHeading__108_1158073005" text:style-name="Index_20_Link" text:visited-style-name="Index_20_Link">1 Getting started<text:tab/>1</text:a></text:p>
          <text:p text:style-name="P17"><text:a xlink:type="simple" xlink:href="#__RefHeading__253_1158073005" text:style-name="Index_20_Link" text:visited-style-name="Index_20_Link">1.1 Ways to start the application<text:tab/>1</text:a></text:p>
          <text:p text:style-name="P17"><text:a xlink:type="simple" xlink:href="#__RefHeading__230_1158073005" text:style-name="Index_20_Link" text:visited-style-name="Index_20_Link">1.2 Choose your database<text:tab/>2</text:a></text:p>
          <text:p text:style-name="P17"><text:a xlink:type="simple" xlink:href="#__RefHeading__110_1158073005" text:style-name="Index_20_Link" text:visited-style-name="Index_20_Link">1.3 Creating a database and connect to it<text:tab/>2</text:a></text:p>
          <text:p text:style-name="P17"><text:a xlink:type="simple" xlink:href="#__RefHeading__112_1158073005" text:style-name="Index_20_Link" text:visited-style-name="Index_20_Link">1.4 Setting up your network-environment<text:tab/>2</text:a></text:p>
          <text:p text:style-name="P17"><text:a xlink:type="simple" xlink:href="#__RefHeading__114_1158073005" text:style-name="Index_20_Link" text:visited-style-name="Index_20_Link">1.5 Test your configuration<text:tab/>2</text:a></text:p>
          <text:p text:style-name="P16"><text:a xlink:type="simple" xlink:href="#__RefHeading__116_1158073005" text:style-name="Index_20_Link" text:visited-style-name="Index_20_Link">2. What to do next<text:tab/>2</text:a></text:p>
          <text:p text:style-name="P17"><text:a xlink:type="simple" xlink:href="#__RefHeading__118_1158073005" text:style-name="Index_20_Link" text:visited-style-name="Index_20_Link">2.1 Configure the values that should be read from the printers<text:tab/>2</text:a></text:p>
          <text:p text:style-name="P17"><text:a xlink:type="simple" xlink:href="#__RefHeading__232_1158073005" text:style-name="Index_20_Link" text:visited-style-name="Index_20_Link">2.2 Defining Printer-Types<text:tab/>3</text:a></text:p>
          <text:p text:style-name="P17"><text:a xlink:type="simple" xlink:href="#__RefHeading__236_1158073005" text:style-name="Index_20_Link" text:visited-style-name="Index_20_Link">2.3 Defining the general settings<text:tab/>3</text:a></text:p>
          <text:p text:style-name="P17"><text:a xlink:type="simple" xlink:href="#__RefHeading__238_1158073005" text:style-name="Index_20_Link" text:visited-style-name="Index_20_Link">2.4 Creating printer-reports<text:tab/>4</text:a></text:p>
          <text:p text:style-name="P17"><text:a xlink:type="simple" xlink:href="#__RefHeading__240_1158073005" text:style-name="Index_20_Link" text:visited-style-name="Index_20_Link">2.5 Setting up a server task<text:tab/>4</text:a></text:p>
          <text:p text:style-name="P17"><text:a xlink:type="simple" xlink:href="#__RefHeading__242_1158073005" text:style-name="Index_20_Link" text:visited-style-name="Index_20_Link">2.6 Defining a plan for scheduled tasks<text:tab/>4</text:a></text:p>
          <text:p text:style-name="P16"><text:a xlink:type="simple" xlink:href="#__RefHeading__244_1158073005" text:style-name="Index_20_Link" text:visited-style-name="Index_20_Link">3 Special tasks<text:tab/>4</text:a></text:p>
          <text:p text:style-name="P17"><text:a xlink:type="simple" xlink:href="#__RefHeading__246_1158073005" text:style-name="Index_20_Link" text:visited-style-name="Index_20_Link">3.1 Switching to another database<text:tab/>4</text:a></text:p>
          <text:p text:style-name="P17"><text:a xlink:type="simple" xlink:href="#__RefHeading__248_1158073005" text:style-name="Index_20_Link" text:visited-style-name="Index_20_Link">3.2 Deleting a lock<text:tab/>4</text:a></text:p>
        </text:index-body>
      </text:table-of-content>
      <text:h text:style-name="P19" text:outline-level="2"><text:bookmark-start text:name="__RefHeading__442_2094090670"/>Foreword<text:bookmark-end text:name="__RefHeading__442_2094090670"/></text:h>
      <text:p text:style-name="P13">This project, and this document is a part of it, is a pure hobby-project. It never was meant for professional use. I am German, but choose to make English the default-language and translate it to German. But the German translation is of course much then the English “original”. Any help in translate any part of the project in “real” English, or improve the programming of this project will be appreciated.</text:p>
      <text:h text:style-name="Heading_20_2" text:outline-level="2"><text:bookmark-start text:name="__RefHeading__108_1158073005"/>1 <text:span text:style-name="T1">G</text:span>etting starte<text:span text:style-name="T1">d</text:span><text:bookmark-end text:name="__RefHeading__108_1158073005"/></text:h>
      <text:p text:style-name="P14"/>
      <text:h text:style-name="Heading_20_3" text:outline-level="3"><text:bookmark-start text:name="__RefHeading__253_1158073005"/>1.1 Ways to <text:span text:style-name="T6">start the application</text:span><text:bookmark-end text:name="__RefHeading__253_1158073005"/></text:h>
      <text:p text:style-name="Heading">1.1.1 Executing the jar file</text:p>
      <text:p text:style-name="P7"/>
      <text:p text:style-name="P7"><text:span text:style-name="T12">C</text:span>opy the jar-file and the lib-folder to a folder the user has write access to</text:p>
      <text:p text:style-name="P7">E.g. /home/&lt;username&gt;/jprinteradmin or c:\users\&lt;username&gt;\jprinteradmin.</text:p>
      <text:p text:style-name="P7"><text:span text:style-name="T12">M</text:span>ake a shortcut <text:span text:style-name="T12">e</text:span>.g. a jprinteradmin.bat file with the content “javaw -jar &lt;pathToJarFile&gt;”.</text:p>
      <text:p text:style-name="P7"/>
      <text:p text:style-name="Heading">1.1.2 Using Web-Start</text:p>
      <text:p text:style-name="P7">Place the whole folder to a web-server.</text:p>
      <text:p text:style-name="P7">Add the certificate to <text:span text:style-name="T7">signer-ca in the java control panel under “security” → “certificates”</text:span></text:p>
      <text:p text:style-name="P8">Navigate your Browser to the place where you put the folder in.</text:p>
      <text:p text:style-name="P8">Start the launch.j<text:span text:style-name="T12">nl</text:span>p file.</text:p>
      <text:p text:style-name="P8">Trust the application, if you wants to start it</text:p>
      <text:p text:style-name="P8">You can make short-cut from the java control panel by navigate to “Basic” → “View temporary <text:soft-page-break/>files” → Right Click on jprinteradmin → <text:span text:style-name="T12">install</text:span> shortcut</text:p>
      <text:p text:style-name="P8"/>
      <text:p text:style-name="P8">Tip: If you use this location to start the server-application (as described in point 2.5) the server and the clients always uses the same program-version.</text:p>
      <text:p text:style-name="Contents_20_3"/>
      <text:h text:style-name="Heading_20_3" text:outline-level="3"><text:bookmark-start text:name="__RefHeading__230_1158073005"/>1.<text:span text:style-name="T7">2</text:span> <text:span text:style-name="T10">C</text:span>hoose your database<text:bookmark-end text:name="__RefHeading__230_1158073005"/></text:h>
      <text:p text:style-name="Standard">if you don't need access for more then one user or want to let a server-job let run jobs (e.g. Reading the printers data periodically) the local database (sqlite) would be the best choice. </text:p>
      <text:p text:style-name="Standard">But if you need a server or several users you must choose between Microsofts SQL-Server and mysql.</text:p>
      <text:p text:style-name="P14"/>
      <text:h text:style-name="Heading_20_3" text:outline-level="3"><text:bookmark-start text:name="__RefHeading__110_1158073005"/>1.<text:span text:style-name="T7">3</text:span> <text:span text:style-name="T1">C</text:span>reating a database and connect to it<text:bookmark-end text:name="__RefHeading__110_1158073005"/></text:h>
      <text:p text:style-name="P14"/>
      <text:p text:style-name="Standard">in the menu-bar click "Settings" and then on the entry "Connection". The Connection-Window <text:span text:style-name="T10">will </text:span>appears. Click on the button "create database" then in the combo-box “database” choose your database. In case of a local database all you need to do is <text:span text:style-name="T10">to </text:span>click the button "create". jprinteradmin will create a sqlite database-file in your appdata folder in the sub-folder ".jprinteradmin". <text:span text:style-name="T10">I</text:span>f you choose one of the others you have to fill in host, port ( the default will be refilled ), administrator credentials, the name of the database that will be created and the credentials of the user that will be created to connect to the database.</text:p>
      <text:p text:style-name="Standard"><text:span text:style-name="T10">C</text:span>lick create. In the Connection-Window click "<text:span text:style-name="T10">C</text:span>onnect".</text:p>
      <text:p text:style-name="Standard"/>
      <text:p text:style-name="Standard">tip: if something went wrong you have to delete the database-file in case of a local installation or delete the database and the created user in case of an MS-SQL-Server or a MySQL-Server installation.</text:p>
      <text:p text:style-name="Standard"/>
      <text:h text:style-name="Heading_20_3" text:outline-level="3"><text:bookmark-start text:name="__RefHeading__112_1158073005"/>1.<text:span text:style-name="T7">4</text:span> Setting up your <text:span text:style-name="T3">n</text:span>etwork-environment<text:bookmark-end text:name="__RefHeading__112_1158073005"/></text:h>
      <text:p text:style-name="Standard"/>
      <text:p text:style-name="Standard">Click "Settings" in the menu-bar and then "Network".</text:p>
      <text:p text:style-name="Standard">Fill in first and last IP-address and give it a name. This can be shown as a field and may be useful if you have several IP-areas in different locations.</text:p>
      <text:p text:style-name="Standard">Click on the button "add".</text:p>
      <text:p text:style-name="P2">Example:</text:p>
      <text:p text:style-name="Standard">first address: 192.168.2.200</text:p>
      <text:p text:style-name="Standard">last address: 192.168.2.250</text:p>
      <text:p text:style-name="Standard">customer: default network</text:p>
      <text:p text:style-name="P14"/>
      <text:h text:style-name="Heading_20_3" text:outline-level="3"><text:bookmark-start text:name="__RefHeading__114_1158073005"/>1.<text:span text:style-name="T7">5</text:span> Test your configuration<text:bookmark-end text:name="__RefHeading__114_1158073005"/></text:h>
      <text:p text:style-name="Standard"/>
      <text:p text:style-name="Standard">In the main-window click "read printer-data". The program should check any IP for a printer and when ready show them in the main-grid. <text:span text:style-name="T10">By double-clicking an entry you can open then printer-window with all the informations available for this printer.</text:span></text:p>
      <text:p text:style-name="Standard"/>
      <text:h text:style-name="Heading_20_2" text:outline-level="2"><text:bookmark-start text:name="__RefHeading__116_1158073005"/>2. What to do next<text:bookmark-end text:name="__RefHeading__116_1158073005"/></text:h>
      <text:p text:style-name="P14"/>
      <text:h text:style-name="Heading_20_3" text:outline-level="3"><text:bookmark-start text:name="__RefHeading__118_1158073005"/>2.1 Configure the values that should be read from the printer<text:span text:style-name="T9">s</text:span><text:bookmark-end text:name="__RefHeading__118_1158073005"/></text:h>
      <text:p text:style-name="Standard"/>
      <text:p text:style-name="Standard">Go to "Settings" -&gt; "Request-Values-Settings"</text:p>
      <text:p text:style-name="Standard"/>
      <text:p text:style-name="P1">For the default-<text:span text:style-name="T10">r</text:span>equest,method just add a field by typing in name and fill in the other values:</text:p>
      <text:p text:style-name="P1">- view in main window → weather this value is visible in main window or not</text:p>
      <text:p text:style-name="P1"><text:soft-page-break/>- order where is it visible (if it is)</text:p>
      <text:p text:style-name="P1">- search field → if the content of this value will be included in search from the main-window</text:p>
      <text:p text:style-name="P1">- Identification-field → if this value will be take to identify the printer</text:p>
      <text:p text:style-name="P3">- the default id-field is the mac-address also <text:span text:style-name="T10">IP</text:span> would be possible</text:p>
      <text:p text:style-name="P4">- counter → if a field is seen as a counter every single request-<text:span text:style-name="T10">value</text:span> will be stored in the database. Also it is possible to calculate sum and average values for these fields.</text:p>
      <text:p text:style-name="P4"/>
      <text:p text:style-name="P4">Then click add. Now the field is present, but the program still doesn't know how to retrieve this value. Therefore you have to choose a request-kind and configure it.</text:p>
      <text:p text:style-name="P4">Choose your request-kind in the combo-box:</text:p>
      <text:p text:style-name="P4"/>
      <text:p text:style-name="P4">1. snmp – this will be the most used one</text:p>
      <text:p text:style-name="P5">Click on the button “Change Request-Settings”. The “SNMP-Settings” Window will appear. There you can type in an oid e.g. <text:span text:style-name="T2">1.3.6.1.2.1.1.5.0 for the printers name. You can put in an IP-address from a printer and see the result this would bring, then you can click “OK”</text:span></text:p>
      <text:p text:style-name="P4"/>
      <text:p text:style-name="P6">2. html- this I a bit more complicated and will be describes in the next version of this document.</text:p>
      <text:p text:style-name="P6"/>
      <text:p text:style-name="P6">3. internal – some hardcoded fields. Just type in the id field</text:p>
      <table:table table:name="Tabelle1" table:style-name="Tabelle1">
        <table:table-column table:style-name="Tabelle1.A"/>
        <table:table-column table:style-name="Tabelle1.B"/>
        <table:table-row>
          <table:table-cell table:style-name="Tabelle1.A1" office:value-type="string">
            <text:p text:style-name="P15">1</text:p>
          </table:table-cell>
          <table:table-cell table:style-name="Tabelle1.B1" office:value-type="string">
            <text:p text:style-name="P6">for the ip address</text:p>
          </table:table-cell>
        </table:table-row>
        <table:table-row>
          <table:table-cell table:style-name="Tabelle1.A2" office:value-type="string">
            <text:p text:style-name="P15">2</text:p>
          </table:table-cell>
          <table:table-cell table:style-name="Tabelle1.B2" office:value-type="string">
            <text:p text:style-name="P6">for the date the printer was first seen by jPrinterAdmin</text:p>
          </table:table-cell>
        </table:table-row>
        <table:table-row>
          <table:table-cell table:style-name="Tabelle1.A2" office:value-type="string">
            <text:p text:style-name="P15">3</text:p>
          </table:table-cell>
          <table:table-cell table:style-name="Tabelle1.B2" office:value-type="string">
            <text:p text:style-name="P6">for the last time it was seen</text:p>
          </table:table-cell>
        </table:table-row>
        <table:table-row>
          <table:table-cell table:style-name="Tabelle1.A2" office:value-type="string">
            <text:p text:style-name="P15">5</text:p>
          </table:table-cell>
          <table:table-cell table:style-name="Tabelle1.B2" office:value-type="string">
            <text:p text:style-name="P6">for the customer name from the network-settings ( <text:span text:style-name="T10">p</text:span>oint 1.<text:span text:style-name="T11">4</text:span> in this document)</text:p>
          </table:table-cell>
        </table:table-row>
      </table:table>
      <text:p text:style-name="P6"/>
      <text:p text:style-name="P6"/>
      <text:p text:style-name="P6">4. userdefined – <text:span text:style-name="T10">t</text:span>his value can be modified manually by the user in the main-window or the printer-window</text:p>
      <text:p text:style-name="P6"/>
      <text:p text:style-name="P6">If you need another Request-Method (mostly because you have different kind of printers where it is not possible to get the same value by the same action) fill in a name in the text-box on the right top of the window and click the “add”-<text:span text:style-name="T10">b</text:span>utton right from it.</text:p>
      <text:p text:style-name="P6"/>
      <text:p text:style-name="P6">Then you can choose your new created request-method in the combo-box on the left top of the window and overwrite the request-method of some values th<text:span text:style-name="T10">at</text:span> differs from the default.</text:p>
      <text:p text:style-name="P6"/>
      <text:p text:style-name="P6">This will only have an effect if it is assigned to a printer<text:span text:style-name="T10">s</text:span>.</text:p>
      <text:p text:style-name="P6"/>
      <text:h text:style-name="Heading_20_3" text:outline-level="3"><text:bookmark-start text:name="__RefHeading__232_1158073005"/>2.2 <text:span text:style-name="T2">D</text:span>efining <text:span text:style-name="T13">p</text:span>rinter-<text:span text:style-name="T13">types</text:span><text:bookmark-end text:name="__RefHeading__232_1158073005"/></text:h>
      <text:p text:style-name="P9"><text:bookmark-start text:name="__DdeLink__233_1158073005"/>Click “Settings” in the menu-bar and then “Printer-types”<text:bookmark-end text:name="__DdeLink__233_1158073005"/></text:p>
      <text:p text:style-name="P9">Here you can see all printer-types already found by the application. You can change the Request-Method by clicking on one and choose one ( defining of them is described in Point 2.1 of this document) and click on “update”. You also can type in a new printer-type. But normally that doesn't make sense, because you don't know the exact printer-type-name from snmp before you have tried it.</text:p>
      <text:p text:style-name="P9"/>
      <text:h text:style-name="Heading_20_3" text:outline-level="3"><text:bookmark-start text:name="__RefHeading__236_1158073005"/>2.3 Defining the <text:span text:style-name="T3">general</text:span> settings<text:bookmark-end text:name="__RefHeading__236_1158073005"/></text:h>
      <text:p text:style-name="P9">Click “Settings” in the menu-bar and then “General settings”</text:p>
      <text:p text:style-name="P9">Here you can define <text:span text:style-name="T10">s</text:span>etting that are valid for every user or server process </text:p>
      <text:p text:style-name="P9">On the left side you have the settings for requesting printers and on the right side there are the settings for email. Email is only important if you want to send a report by email.</text:p>
      <text:p text:style-name="P9"><text:soft-page-break/><text:span text:style-name="T4">Note that the smtp-server has to be typed in with port.</text:span> E.g. 192.168.2.1:25 for an smtp-server without secure access,</text:p>
      <text:p text:style-name="P9"/>
      <text:h text:style-name="Heading_20_3" text:outline-level="3"><text:bookmark-start text:name="__RefHeading__238_1158073005"/>2.4 Creating printer-reports<text:bookmark-end text:name="__RefHeading__238_1158073005"/></text:h>
      <text:p text:style-name="P11">To be written</text:p>
      <text:h text:style-name="Heading_20_3" text:outline-level="3"><text:bookmark-start text:name="__RefHeading__240_1158073005"/>2.5 Setting up a server task<text:bookmark-end text:name="__RefHeading__240_1158073005"/></text:h>
      <text:p text:style-name="P9">This example is for a linux-server., <text:span text:style-name="T10">but i</text:span>t shouldn't be a problem for any <text:span text:style-name="T5">w</text:span>indows-<text:span text:style-name="T5">a</text:span>dministrator to adapt this <text:span text:style-name="T10">procedure </text:span>to a “Windows Scheduled Task”</text:p>
      <text:p text:style-name="P9">Make sure java <text:span text:style-name="T5">(Version 7 or higher)</text:span> is installed</text:p>
      <text:p text:style-name="P9">create a user that run the job :</text:p>
      <text:p text:style-name="P9">e.g. “sudo useradd jprinteradmin”</text:p>
      <text:p text:style-name="P9">copy your “appdata – .jprinteradmin” to the <text:span text:style-name="T10">users appdata-folder on the </text:span>server e.g. to /home/jprinteradmin/.jprinteradmin</text:p>
      <text:p text:style-name="P10">Make a <text:span text:style-name="T12">cronjob</text:span> that runs once a day by editing the file “/etc/crontab”</text:p>
      <text:p text:style-name="P10">E.g. Add the line </text:p>
      <text:p text:style-name="P10">“35 <text:s/>7 <text:s text:c="3"/>* * * <text:s text:c="2"/>jprinteradmin java -jar /var/www/jPrinterAdmin/jPrinterAdmin.jar planer”</text:p>
      <text:p text:style-name="P10"/>
      <text:p text:style-name="P10">In this case the job is started every day at 07:35am <text:span text:style-name="T10">by</text:span> the user “jprinteradmin.”</text:p>
      <text:p text:style-name="P10">It will look if there is something to do and do it.</text:p>
      <text:p text:style-name="P10">To see how to define when there is something to do look at the next point (2.6) of this document</text:p>
      <text:p text:style-name="P10"/>
      <text:p text:style-name="P9"/>
      <text:h text:style-name="Heading_20_3" text:outline-level="3"><text:bookmark-start text:name="__RefHeading__242_1158073005"/>2.6 Defining a plan for scheduled tasks<text:bookmark-end text:name="__RefHeading__242_1158073005"/></text:h>
      <text:p text:style-name="P11">To be written</text:p>
      <text:h text:style-name="Heading_20_2" text:outline-level="2"><text:bookmark-start text:name="__RefHeading__244_1158073005"/>3 Special tasks<text:bookmark-end text:name="__RefHeading__244_1158073005"/></text:h>
      <text:h text:style-name="Heading_20_3" text:outline-level="3"><text:bookmark-start text:name="__RefHeading__246_1158073005"/>3.1 <text:span text:style-name="T3">Switching to another</text:span> database<text:bookmark-end text:name="__RefHeading__246_1158073005"/></text:h>
      <text:p text:style-name="P9">This may be useful if you had decide<text:span text:style-name="T10">d</text:span> to use a local database, but now you want to create a server job. Therefore you need a database-server that is always present and can handle several users.</text:p>
      <text:p text:style-name="P9">To exchange the database you have to make an export by navigate to “File” → “Export”, choose the folder and type in a name then click “execute”.</text:p>
      <text:p text:style-name="P9">After that you can create and log on to a new database as described in Point 1.<text:span text:style-name="T11">3</text:span> of this document.</text:p>
      <text:p text:style-name="P12">At the end you can import your backup-file by clicking “File” → “Export”, choose your file and click “Open”.</text:p>
      <text:h text:style-name="Heading_20_3" text:outline-level="3"><text:bookmark-start text:name="__RefHeading__248_1158073005"/>3.2 Deleting a lock<text:bookmark-end text:name="__RefHeading__248_1158073005"/></text:h>
      <text:p text:style-name="P9">Go to “Extras” → “vie<text:span text:style-name="T8">w</text:span> locks”</text:p>
      <text:p text:style-name="P9">Here you can clear all locks or mark one and delete this <text:span text:style-name="T8">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1T18:37:11.766524498</dc:date>
    <dc:creator>stefan </dc:creator>
    <meta:generator>LibreOffice/4.1.3.2$Linux_X86_64 LibreOffice_project/410m0$Build-2</meta:generator>
    <meta:editing-duration>PT4H13M38S</meta:editing-duration>
    <meta:editing-cycles>16</meta:editing-cycles>
    <meta:printed-by>stefan </meta:printed-by>
    <meta:print-date>2014-01-28T22:31:46.979123146</meta:print-date>
    <meta:document-statistic meta:table-count="1" meta:image-count="0" meta:object-count="0" meta:page-count="4" meta:paragraph-count="114" meta:word-count="1487" meta:character-count="8531" meta:non-whitespace-character-count="7145"/>
  </office:meta>
</office:document-meta>
</file>